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My Left Foot” was an awesome movie. It was well done and I enjoyed it throughly. The style of story-telling was organic and inspiring, the acting was amazing and the setting was – well – Ireland!</text:p>
      <text:p text:style-name="P1"/>
      <text:p text:style-name="P1"><text:tab/>First of all, I'd like to brag about the acting. Daniel Day-Lewis did a fantastic job portraying Christy. Frankly, he did such a fantastic job that I can't imagine him as being anyone but Christy. In fact, the only other movie I have seen with him in it is “Lincoln” and up until right now (after looking him up on IMDB) I had no clue the actors were one and the same. Complementary to his excellent portrayal, the kid who they got to play younger Christy was every bit as good. At first I was slightly unsure of his acting quality but as soon as I saw that look of frustration in his face when his mom fell down the stairs and I saw him struggling to get to her I had no doubt, that kid is an excellent actor. Overall, I think the other actors and actresses were also very well suited for their roles.</text:p>
      <text:p text:style-name="P1"/>
      <text:p text:style-name="P1"><text:tab/>The story-telling mechanism use in “My Left Foot” was authentic and organic. I loved how the plot took two threads that eventually met up in the end. The first being the autobiography that Mary was reading of Christy, the second being their interactions as he's reading it. Overall, the way that the narration of Christy's younger years unfolded, you couldn't help but feel sympathetic towards him and hope the best for him. I felt sorry for him when people were accusing him after his mom fell down the stairs, I felt sorry for him when he wrote the “1/16” and he was the only member of his family present and smart enough to understand it. I loved the use of the f-word in the film, it was well-suited. I loved the bar fight and the drinking. In conclusion, this film was simply a great film that I will hopefully watch many mor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21:04:58</meta:creation-date>
    <dc:date>2013-03-26T09:44:50</dc:date>
    <meta:editing-duration>PT1H43M40S</meta:editing-duration>
    <meta:editing-cycles>31</meta:editing-cycles>
    <meta:generator>LibreOffice/3.5$Linux_X86_64 LibreOffice_project/350m1$Build-202</meta:generator>
    <meta:document-statistic meta:table-count="0" meta:image-count="0" meta:object-count="0" meta:page-count="1" meta:paragraph-count="3" meta:word-count="345" meta:character-count="1839" meta:non-whitespace-character-count="1494"/>
  </office:meta>
</office:document-meta>
</file>